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style:font-weight-asian="bold" style:font-weight-complex="bold"/>
    </style:style>
    <style:style style:name="T25" style:family="text">
      <style:text-properties fo:font-weight="bold" style:font-name-asian="Lucida Sans Unicode" style:font-weight-asian="bold" style:font-name-complex="Tahoma2" style:font-weight-complex="bold"/>
    </style:style>
    <style:style style:name="T26" style:family="text">
      <style:text-properties fo:font-weight="normal" style:font-name-asian="Lucida Sans Unicode" style:font-name-complex="Tahoma2"/>
    </style:style>
    <style:style style:name="T27" style:family="text">
      <style:text-properties fo:font-weight="normal" style:font-name-asian="Lucida Sans Unicode" style:font-weight-asian="normal" style:font-name-complex="Tahoma2" style:font-weight-complex="normal"/>
    </style:style>
    <style:style style:name="T28" style:family="text">
      <style:text-properties style:font-name="Arial" style:font-name-asian="DejaVu Sans" style:font-name-complex="Tahoma2"/>
    </style:style>
    <style:style style:name="T29" style:family="text">
      <style:text-properties style:font-name="Arial" fo:font-size="10pt" style:font-size-asian="10pt" style:font-size-complex="10pt"/>
    </style:style>
    <style:style style:name="T30" style:family="text">
      <style:text-properties fo:font-size="12pt"/>
    </style:style>
    <style:style style:name="T31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Create new </text:span><text:span text:style-name="T2">page</text:span>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Site </text:span><text:span text:style-name="T4">Explorer/Sites </text:span><text:span text:style-name="T4">Management/acme/web 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contents (or </text:span><text:span text:style-name="T2">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2">Site </text:span><text:span text:style-name="T2">Explorer/Sites </text:span><text:span text:style-name="T2">Management/acme/web contents</text:span></text:p>
            <text:p><text:span text:style-name="T5">- Select </text:span><text:span text:style-name="T6">Site editor/Add new page</text:span><text:span text:style-name="T5"> </text:span><text:span text:style-name="T5">to create new page. </text:span></text:p>
            <text:p><text:span text:style-name="T5">- Select page node before inputing </text:span><text:span text:style-name="T5">Node Name and Display Name then </text:span><text:span text:style-name="T5">click [</text:span><text:span text:style-name="T7">Next</text:span><text:span text:style-name="T5">] 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</text:span><text:span text:style-name="T5">by drag and drop from page editor</text:span></text:p>
            <text:p><text:span text:style-name="T5">- Click edit portlet icon of this Content </text:span><text:span text:style-name="T5">list 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</text:span><text:span text:style-name="T3">content 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Overview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</text:span><text:span text:style-name="T5">SCV or CLV page</text:span></text:p>
            <text:p><text:span text:style-name="T5">- Go to page contains document/web </text:span><text:span text:style-name="T5">content 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Administration </text:span><text:span text:style-name="T2">/Page 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</text:span><text:span text:style-name="T4">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text:span text:style-name="T2">Manager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</text:span><text:span text:style-name="T4">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</text:span><text:span text:style-name="T12">select 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</text:span><text:span text:style-name="T5">box</text:span></text:p>
            <text:p><text:span text:style-name="T5">- Click [</text:span><text:span text:style-name="T7">Administration</text:span><text:span text:style-name="T5">] button then </text:span><text:span text:style-name="T5">select 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</text:span><text:span text:style-name="T5">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</text:span><text:span text:style-name="T12">select 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29">- After subscribing news letter. The </text:span><text:span text:style-name="T29">confirmation letter <text:s/>is sent to the </text:span><text:span text:style-name="T29">inputed email address of user. If he </text:span><text:span text:style-name="T29">does not confirm this letter --&gt;he </text:span><text:span text:style-name="T29">cannot received any letters which </text:span><text:span text:style-name="T29">have the subscription subscribed </text:span><text:span text:style-name="T29">before. </text:span></text:p>
            <text:p><text:span text:style-name="T29">Just only open email and click “here” </text:span><text:span text:style-name="T29">link in the confirmation letter to finish </text:span><text:span text:style-name="T29">this.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Site Explorer</text:span>, add an action for path folder of FCC portlet</text:p>
            <text:p>- Select <text:span text:style-name="T2">Contact Us</text:span> page then select <text:span text:style-name="T2">Site 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</text:span><text:span text:style-name="T2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Site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</text:span><text:span text:style-name="T3">Url <text:s/>portlet to this site</text:span></text:p>
            <text:p><text:span text:style-name="T3">- Config for Category Content portlet: </text:span><text:span text:style-name="T3">Select the target page: created page </text:span><text:span text:style-name="T3">above</text:span></text:p>
            <text:p><text:span text:style-name="T3">- Select new created page</text:span></text:p>
            <text:p><text:span text:style-name="T3">- Select category in Category </text:span><text:span text:style-name="T3">Navigation portlet</text:span></text:p>
            <text:p><text:span text:style-name="T3">- Click on title of content in Category </text:span><text:span text:style-name="T3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content list viewer</text:span></text:p>
            <text:p>- Change value in <text:span text:style-name="T4">Parameterized </text:span><text:span text:style-name="T4">content list viewer</text:span> configuration form and Save</text:p>
            <text:p>- Switch to View mode of <text:span text:style-name="T4">Parameterized 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Site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Artic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 Plan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Sample </text:span><text:span text:style-name="T3">Node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Kofax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Podcast 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</text:span><text:span text:style-name="T6">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</text:span><text:span text:style-name="T6">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</text:span><text:span text:style-name="T6">webcont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</text:span><text:span text:style-name="T21">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</text:span><text:span text:style-name="T3">bar or right click on the main pane</text:span></text:p>
            <text:p><text:span text:style-name="T3">- Browse a file 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</text:span><text:span text:style-name="T3">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</text:span><text:span text:style-name="T10">Remove 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address is the path of a </text:span><text:span text:style-name="T23">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</text:span><text:span text:style-name="T10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</text:span><text:span text:style-name="T3">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</text:span><text:span text:style-name="T3">action 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</text:span><text:span text:style-name="T10">perform to edit</text:span></text:p>
            <text:p><text:span text:style-name="T4">Delete a comment</text:span></text:p>
            <text:p><text:span text:style-name="T10">- Show the comment, click on Delete </text:span><text:span text:style-name="T10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Change from draft to <text:span text:style-name="T4">Published</text:span></text:p>
            <text:p><text:span text:style-name="T10">- Select a document/Uploaded file</text:span></text:p>
            <text:p><text:span text:style-name="T10">- Click on “Manage Publication” icon </text:span><text:span text:style-name="T10">in the action bar</text:span></text:p>
            <text:p><text:span text:style-name="T10">- Click on Published</text:span></text:p>
            <text:p><text:span text:style-name="T24">Change from Published to </text:span><text:span text:style-name="T24">Obsoleted</text:span></text:p>
            <text:p><text:span text:style-name="T10">- Choose version is being in </text:span><text:span text:style-name="T10">Published</text:span></text:p>
            <text:p><text:span text:style-name="T10">- Click Obsolete button</text:span></text:p>
            <text:p><text:span text:style-name="T24"/></text:p>
          </table:table-cell>
          <table:table-cell table:style-name="ce65" office:value-type="string">
            <text:p>Document/Uploaded file is published/Obsolet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</text:span><text:span text:style-name="T10">the action bar</text:span></text:p>
            <text:p><text:span text:style-name="T10">- Select category to add for </text:span><text:span text:style-name="T10">document/Uploaded file</text:span></text:p>
            <text:p><text:span text:style-name="T24">Delete category</text:span></text:p>
            <text:p><text:span text:style-name="T10">- Click on corresponding Delete icon </text:span><text:span text:style-name="T10">of 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</text:span><text:span text:style-name="T3">the action 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</text:span><text:span text:style-name="T3">of Relation </text:span></text:p>
            <text:p><text:span text:style-name="T6">Show Relation</text:span></text:p>
            <text:p><text:span text:style-name="T15">- Select the node which Is added </text:span><text:span text:style-name="T15">relation</text:span></text:p>
            <text:p><text:span text:style-name="T5">- Click Show/Hide Relation icon on </text:span><text:span text:style-name="T5">action bar</text:span></text:p>
            <text:p><text:span text:style-name="T6">Hide Relation</text:span></text:p>
            <text:p><text:span text:style-name="T5">- Click Show/Hide Relation icon on </text:span><text:span text:style-name="T5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</text:span><text:span text:style-name="T22">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</text:span><text:span text:style-name="T10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</text:span><text:span text:style-name="T3">action bar</text:span></text:p>
            <text:p><text:span text:style-name="T4">Add permission for node</text:span></text:p>
            <text:p><text:span text:style-name="T10">- Choose user/group to add </text:span><text:span text:style-name="T10">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</text:span><text:span text:style-name="T10">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</text:span><text:span text:style-name="T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</text:span><text:span text:style-name="T15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</text:span><text:span text:style-name="T3">above action 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5">Search </text:span></text:p>
            <text:p><text:span text:style-name="T26">- Click Saved Searched icon on </text:span><text:span text:style-name="T26">action bar</text:span></text:p>
            <text:p><text:span text:style-name="T26">- Click Advanced Search icon</text:span></text:p>
            <text:p><text:span text:style-name="T26">- Input Constraint to search </text:span></text:p>
            <text:p><text:span text:style-name="T26">- Click </text:span><text:span text:style-name="T25">Search</text:span><text:span text:style-name="T26"> button</text:span></text:p>
            <text:p><text:span text:style-name="T27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</text:span><text:span text:style-name="T15">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</text:span><text:span text:style-name="T15">of a 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</text:span><text:span text:style-name="T10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Floksonomy</text:span></text:p>
            <text:p><text:span text:style-name="T15">- Go to Site </text:span><text:span text:style-name="T15">Administration/Ontologies/Manage </text:span><text:span text:style-name="T15">Folksonomy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folksonomy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Floksonomy</text:span></text:p>
            <text:p><text:span text:style-name="T20">- Click corresponding Delete icon <text:s/></text:span><text:span text:style-name="T20">with 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0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Site </text:span><text:span text:style-name="T15">Administration/Ontologies/Manage </text:span><text:span text:style-name="T15">Taxonomy tre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</text:span><text:span text:style-name="T20">taxonomy 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</text:span><text:span text:style-name="T20">with 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</text:span><text:span text:style-name="T2">valid value in fields</text:span></text:p>
            <text:p><text:span text:style-name="T15">- Go to Site Administration/Content </text:span><text:span text:style-name="T15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</text:span><text:span text:style-name="T10">template 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</text:span><text:span text:style-name="T15">of 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Site Administration/Content </text:span><text:span text:style-name="T15">Presentation/Manage Metadata</text:span></text:p>
            <text:p><text:span text:style-name="T4">View Metadata</text:span></text:p>
            <text:p><text:span text:style-name="T4">- </text:span><text:span text:style-name="T10">Click corresponding View icon of </text:span><text:span text:style-name="T10">Metadata you want to View</text:span></text:p>
            <text:p><text:span text:style-name="T4">Edit Metadata</text:span></text:p>
            <text:p><text:span text:style-name="T6">- </text:span><text:span text:style-name="T15">Click corresponding Edit icon of </text:span><text:span text:style-name="T15">Metadata 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</text:span><text:span text:style-name="T15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Site Administration/Content </text:span><text:span text:style-name="T15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</text:span><text:span text:style-name="T10">View you want to view</text:span></text:p>
            <text:p><text:span text:style-name="T4">Edit a View</text:span></text:p>
            <text:p><text:span text:style-name="T15">- Click on corresponding Edit icon of </text:span><text:span text:style-name="T15">View you 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Administration/Content </text:span><text:span text:style-name="T15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Administration/Types of </text:span><text:span text:style-name="T15">Content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 Administration/Types of </text:span><text:span text:style-name="T15">Content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Administration/Advanced </text:span><text:span text:style-name="T15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</text:span><text:span text:style-name="T15">perform to edit</text:span></text:p>
            <text:p><text:span text:style-name="T6">Delete Query</text:span></text:p>
            <text:p><text:span text:style-name="T6">- </text:span><text:span text:style-name="T15">Click on Delete this query icon of a </text:span><text:span text:style-name="T15">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Administration/Advanced </text:span><text:span text:style-name="T15">configuration/Manage script</text:span></text:p>
            <text:p><text:span text:style-name="T10">- Click Add button and input </text:span><text:span text:style-name="T10">information for 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</text:span><text:span text:style-name="T15">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7">- Go to Administration/Advanced </text:span><text:span text:style-name="T27">configuration/Manage Action</text:span></text:p>
            <text:p><text:span text:style-name="T27">- Click on Add button</text:span></text:p>
            <text:p><text:span text:style-name="T27">- Input required fields</text:span></text:p>
            <text:p><text:span text:style-name="T27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</text:span><text:span text:style-name="T10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</text:span><text:span text:style-name="T10">which have permission to unlock a </text:span><text:span text:style-name="T10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Validation</text:span> folder</text:p>
            <text:p>- Login by user is in validator:/platform/administrators group</text:p>
            <text:p>- Go to <text:span text:style-name="T4">Business Process </text:span><text:span text:style-name="T4">Controller → 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</text:span><text:span text:style-name="T15">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9"/>
        <table:table-column table:style-name="co13" table:default-cell-style-name="ce81"/>
        <table:table-column table:style-name="co14" table:default-cell-style-name="ce83"/>
        <table:table-column table:style-name="co15" table:default-cell-style-name="ce82"/>
        <table:table-column table:style-name="co16" table:default-cell-style-name="ce84"/>
        <table:table-column table:style-name="co17" table:default-cell-style-name="ce87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1">Product version: </text:span>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6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6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#ref!.[.B$5]:#ref!.[.B$947]=[.$A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#ref!.[.B$5]:#ref!.[.B$947]=[.$A5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#ref!.[.B$5]:#ref!.[.B$947]=[.$A6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office:value-type="string">
            <text:p>Edit Single Content Viewer (Banner, Footer...) in Overview page</text:p>
          </table:table-cell>
          <table:table-cell table:formula="of:=SUMPRODUCT((#ref!.[.B$5]:#ref!.[.B$947]=[.$A7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#ref!.[.B$5]:#ref!.[.B$947]=[.$A8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2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#ref!.[.B$5]:#ref!.[.B$947]=[.$A9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5" office:value-type="string">
            <text:p>Show draft content from page</text:p>
          </table:table-cell>
          <table:table-cell table:formula="of:=SUMPRODUCT((#ref!.[.B$5]:#ref!.[.B$947]=[.$A10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5" office:value-type="string">
            <text:p>Show public content from page</text:p>
          </table:table-cell>
          <table:table-cell table:formula="of:=SUMPRODUCT((#ref!.[.B$5]:#ref!.[.B$947]=[.$A11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2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office:value-type="string">
            <text:p>Add/Edit/Delete page from Page Management</text:p>
          </table:table-cell>
          <table:table-cell table:formula="of:=SUMPRODUCT((#ref!.[.B$5]:#ref!.[.B$947]=[.$A12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2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office:value-type="string">
            <text:p>Create/edit/delete a portal (site)</text:p>
          </table:table-cell>
          <table:table-cell table:formula="of:=SUMPRODUCT((#ref!.[.B$5]:#ref!.[.B$947]=[.$A13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#ref!.[.B$5]:#ref!.[.B$947]=[.$A1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#ref!.[.B$5]:#ref!.[.B$979]=[.$A15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#ref!.[.B$5]:#ref!.[.B$979]=[.$A16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#ref!.[.B$5]:#ref!.[.B$979]=[.$A17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5" office:value-type="string">
            <text:p>Configuration for FCC portlet and create new document using it</text:p>
          </table:table-cell>
          <table:table-cell table:formula="of:=SUMPRODUCT((#ref!.[.B$5]:#ref!.[.B$979]=[.$A18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#ref!.[.B$5]:#ref!.[.B$979]=[.$A19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Show categories and documents </text:p>
          </table:table-cell>
          <table:table-cell table:formula="of:=SUMPRODUCT((#ref!.[.B$5]:#ref!.[.B$979]=[.$A20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Show content of category </text:p>
          </table:table-cell>
          <table:table-cell table:formula="of:=SUMPRODUCT((#ref!.[.B$5]:#ref!.[.B$979]=[.$A21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office:value-type="string">
            <text:p>Add new Events page</text:p>
          </table:table-cell>
          <table:table-cell table:formula="of:=SUMPRODUCT((#ref!.[.B$5]:#ref!.[.B$979]=[.$A22])*(#ref!.[.A$5]:#ref!.[.A$979]&lt;&gt;&quot;&quot;))" office:value-type="string" office:string-value="Err:501">
            <text:p>Err:50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formula="of:=SUMPRODUCT((#ref!.[.B$5]:#ref!.[.B$979]=[.$A23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office:value-type="string">
            <text:p>Insert documents/medias in a web content by FCK Content Selector</text:p>
          </table:table-cell>
          <table:table-cell table:formula="of:=SUMPRODUCT((#ref!.[.B$5]:#ref!.[.B$979]=[.$A24])*(#ref!.[.A$5]:#ref!.[.A$979]&lt;&gt;&quot;&quot;))" office:value-type="string" office:string-value="Err:501">
            <text:p>Err:5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08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1-17T08:47:11</dc:date>
    <dc:creator>hanhly </dc:creator>
    <meta:editing-duration>PT15H24M33S</meta:editing-duration>
    <meta:editing-cycles>38</meta:editing-cycles>
    <meta:generator>OpenOffice.org/3.1$Linux OpenOffice.org_project/310m19$Build-9420</meta:generator>
    <meta:document-statistic meta:table-count="3" meta:cell-count="1249" meta:object-count="0"/>
  </office:meta>
</office:document-meta>
</file>